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lucida grande', tahoma, verdana, arial, sans-serif"/>
    <style:font-face style:name="Menlo" svg:font-family="Menlo, Monaco, 'Andale Mono', 'Courier New', monospace"/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5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 style:list-style-name="L7">
      <style:paragraph-properties fo:margin-left="0.9846in" fo:margin-right="0in" fo:text-indent="-0.25in" style:auto-text-indent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14731025" text:style-name="L1">
        <text:list-item>
          <text:p text:style-name="P1">Informações pertinentes a filmes (extraído da ontologia do DBPedia)</text:p>
          <text:p text:style-name="P5">Class Movie</text:p>
        </text:list-item>
      </text:list>
      <text:list xml:id="list807085424" text:style-name="L2">
        <text:list-item>
          <text:list>
            <text:list-item>
              <text:p text:style-name="P3">dbpedia-owl:writer</text:p>
            </text:list-item>
            <text:list-item>
              <text:p text:style-name="P3">dbpprop:books – livros em que foram baseados os filmes.</text:p>
            </text:list-item>
            <text:list-item>
              <text:p text:style-name="P3">dbpprop:country </text:p>
            </text:list-item>
            <text:list-item>
              <text:p text:style-name="P3">dbpprop:genre – gênero do filme</text:p>
            </text:list-item>
            <text:list-item>
              <text:p text:style-name="P3">dbpprop:language – língua do filme</text:p>
            </text:list-item>
            <text:list-item>
              <text:p text:style-name="P3">dbpprop:title – título do Filme - <text:s/>similar a foaf:name</text:p>
            </text:list-item>
            <text:list-item>
              <text:p text:style-name="P3">dbpedia-owl:director</text:p>
            </text:list-item>
            <text:list-item>
              <text:p text:style-name="P3">dbpedia-owl:producer – produtores</text:p>
            </text:list-item>
            <text:list-item>
              <text:p text:style-name="P3">dbpedia-owl:starring – estrelas do filme</text:p>
            </text:list-item>
            <text:list-item>
              <text:p text:style-name="P3">rdfs:label – título em diversos idiomas</text:p>
              <text:p text:style-name="P3"/>
            </text:list-item>
          </text:list>
        </text:list-item>
      </text:list>
      <text:list xml:id="list156695518" text:continue-list="list1114731025" text:style-name="L1">
        <text:list-item>
          <text:p text:style-name="P1">Informações pertinentes a Pessoas (extraídas do Facebook)</text:p>
          <text:p text:style-name="P5">Class Person</text:p>
        </text:list-item>
      </text:list>
      <text:list xml:id="list1364944277" text:style-name="L5">
        <text:list-item>
          <text:p text:style-name="P4">user_birthday</text:p>
        </text:list-item>
        <text:list-item>
          <text:p text:style-name="P4">friends_birthday</text:p>
        </text:list-item>
        <text:list-item>
          <text:p text:style-name="P4">user_hometown</text:p>
        </text:list-item>
        <text:list-item>
          <text:p text:style-name="P4">friends_hometown</text:p>
        </text:list-item>
        <text:list-item>
          <text:p text:style-name="P4">user_interests</text:p>
        </text:list-item>
        <text:list-item>
          <text:p text:style-name="P4">friends_interests</text:p>
        </text:list-item>
        <text:list-item>
          <text:p text:style-name="P4">user_likes</text:p>
        </text:list-item>
        <text:list-item>
          <text:p text:style-name="P4">friends_likes</text:p>
        </text:list-item>
        <text:list-item>
          <text:p text:style-name="P4">user_location</text:p>
        </text:list-item>
        <text:list-item>
          <text:p text:style-name="P4">friends_location</text:p>
        </text:list-item>
        <text:list-item>
          <text:p text:style-name="P4">user_relationships</text:p>
        </text:list-item>
        <text:list-item>
          <text:p text:style-name="P4">friends_relationships</text:p>
        </text:list-item>
        <text:list-item>
          <text:p text:style-name="P4">user_relationship_details</text:p>
        </text:list-item>
        <text:list-item>
          <text:p text:style-name="P4">friends_relationship_details</text:p>
        </text:list-item>
        <text:list-item>
          <text:p text:style-name="P4">user_religion_politics</text:p>
        </text:list-item>
        <text:list-item>
          <text:p text:style-name="P4">friends_religion_politics</text:p>
        </text:list-item>
        <text:list-item>
          <text:p text:style-name="P4">user_subscriptions</text:p>
        </text:list-item>
        <text:list-item>
          <text:p text:style-name="P4">friends_subscriptions</text:p>
        </text:list-item>
      </text:list>
      <text:list xml:id="list271938446" text:continue-list="list156695518" text:style-name="L1">
        <text:list-item>
          <text:p text:style-name="P1">Regras </text:p>
        </text:list-item>
      </text:list>
      <text:list xml:id="list182632656" text:style-name="L7">
        <text:list-item>
          <text:p text:style-name="P6"/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'lucida grande', tahoma, verdana, arial, sans-serif"/>
    <style:font-face style:name="Menlo" svg:font-family="Menlo, Monaco, 'Andale Mono', 'Courier New', monospace"/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42:48</meta:creation-date>
    <meta:generator>LibreOffice/3.5$Linux_X86_64 LibreOffice_project/350m1$Build-2</meta:generator>
    <dc:date>2014-01-31T19:10:33</dc:date>
    <meta:editing-duration>PT16M1S</meta:editing-duration>
    <meta:editing-cycles>6</meta:editing-cycles>
    <meta:document-statistic meta:table-count="0" meta:image-count="0" meta:object-count="0" meta:page-count="1" meta:paragraph-count="33" meta:word-count="115" meta:character-count="716" meta:non-whitespace-character-count="793"/>
  </office:meta>
</office:document-meta>
</file>